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7cm" fo:min-width="2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7cm" fo:min-width="3.42cm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Fine_20_Dashed" svg:stroke-width="0.081cm" svg:stroke-color="#b2b2b2" draw:marker-start-width="0.321cm" draw:marker-end-width="0.321cm" draw:fill="none" draw:fill-color="#729fcf" draw:textarea-horizontal-align="justify" draw:textarea-vertical-align="middle" draw:auto-grow-height="false" fo:min-height="10.068cm" fo:min-width="9.818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1.217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/>
      <style:text-properties style:font-name="Noto Sans CJK JP" fo:font-size="9pt" style:font-size-asian="9pt" style:font-size-complex="9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Noto Sans CJK JP" fo:font-size="9pt" style:font-size-asian="9pt" style:font-size-complex="9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style:font-name="Noto Sans CJK JP" fo:font-size="9pt" style:font-size-asian="9pt" style:font-size-complex="9pt"/>
    </style:style>
    <style:style style:name="T2" style:family="text">
      <style:text-properties style:font-name="Noto Sans CJK JP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5cm" svg:y="3cm">
          <text:p text:style-name="P1"><text:span text:style-name="T1">MQTT Bro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2cm" svg:x="2cm" svg:y="7cm">
          <text:p text:style-name="P1"><text:span text:style-name="T1">Local publish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8cm" svg:y="7cm">
          <text:p text:style-name="P1"><text:span text:style-name="T1">mqtt-local-forwarder.r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cm" svg:height="11cm" svg:x="1.5cm" svg:y="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022.9752249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4cm" svg:y1="6.75cm" svg:x2="5.5cm" svg:y2="5.25cm">
          <text:p/>
        </draw:line>
        <draw:line draw:style-name="gr4" draw:text-style-name="P4" draw:layer="layout" svg:x1="7.5cm" svg:y1="5.25cm" svg:x2="9cm" svg:y2="6.75cm">
          <text:p/>
        </draw:line>
        <draw:custom-shape draw:style-name="gr1" draw:text-style-name="P2" draw:layer="layout" svg:width="3cm" svg:height="2cm" svg:x="15.5cm" svg:y="7cm">
          <text:p text:style-name="P1"><text:span text:style-name="T1">MQTT Bro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2.25cm" svg:y1="8cm" svg:x2="15.25cm" svg:y2="8cm">
          <text:p/>
        </draw:line>
        <draw:frame draw:style-name="gr5" draw:text-style-name="P5" draw:layer="layout" svg:width="1.611cm" svg:height="0.721cm" svg:x="3cm" svg:y="5.5cm">
          <draw:text-box>
            <text:p><text:span text:style-name="T1">publish</text:span></text:p>
          </draw:text-box>
        </draw:frame>
        <draw:frame draw:style-name="gr5" draw:text-style-name="P5" draw:layer="layout" svg:width="1.611cm" svg:height="0.721cm" svg:x="13cm" svg:y="7.029cm">
          <draw:text-box>
            <text:p><text:span text:style-name="T1">publish</text:span></text:p>
          </draw:text-box>
        </draw:frame>
        <draw:frame draw:style-name="gr5" draw:text-style-name="P5" draw:layer="layout" svg:width="1.933cm" svg:height="0.721cm" svg:x="8.25cm" svg:y="5.5cm">
          <draw:text-box>
            <text:p><text:span text:style-name="T1">subscribe</text:span></text:p>
          </draw:text-box>
        </draw:frame>
        <draw:g>
          <draw:polygon draw:style-name="gr6" draw:text-style-name="P6" draw:layer="layout" svg:width="1.999cm" svg:height="2.249cm" svg:x="9.25cm" svg:y="10cm" svg:viewBox="0 0 2000 2250" draw:points="667,0 0,563 0,2250 2000,2250 2000,0">
            <text:p/>
          </draw:polygon>
          <draw:polyline draw:style-name="gr7" draw:text-style-name="P4" draw:layer="layout" svg:width="0.666cm" svg:height="0.562cm" svg:x="9.25cm" svg:y="10cm" svg:viewBox="0 0 667 563" draw:points="0,563 667,563 667,0">
            <text:p/>
          </draw:polyline>
        </draw:g>
        <draw:line draw:style-name="gr8" draw:text-style-name="P4" draw:layer="layout" svg:x1="10cm" svg:y1="9cm" svg:x2="10cm" svg:y2="10cm">
          <text:p/>
        </draw:line>
        <draw:frame draw:style-name="gr5" draw:text-style-name="P5" draw:layer="layout" svg:width="1.81cm" svg:height="0.721cm" svg:x="9.44cm" svg:y="10.779cm">
          <draw:text-box>
            <text:p><text:span text:style-name="T1">table.csv</text:span></text:p>
          </draw:text-box>
        </draw:frame>
        <draw:frame draw:style-name="gr9" draw:text-style-name="P8" draw:layer="layout" svg:width="2.611cm" svg:height="1.467cm" svg:x="2.75cm" svg:y="11.5cm">
          <draw:text-box>
            <text:p text:style-name="P7"><text:span text:style-name="T2">Local PC</text:span></text:p>
          </draw:text-box>
        </draw:frame>
        <draw:frame draw:style-name="gr5" draw:text-style-name="P5" draw:layer="layout" svg:width="2.407cm" svg:height="0.721cm" svg:x="9.093cm" svg:y="12.279cm">
          <draw:text-box>
            <text:p><text:span text:style-name="T1">routing t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4:05:52.978190749</meta:creation-date>
    <dc:date>2018-01-22T14:30:42.898569257</dc:date>
    <meta:editing-duration>PT2M7S</meta:editing-duration>
    <meta:editing-cycles>1</meta:editing-cycles>
    <meta:document-statistic meta:object-count="18"/>
    <meta:generator>LibreOffice/5.4.4.2$MacOSX_X86_64 LibreOffice_project/2524958677847fb3bb44820e40380acbe820f960</meta:generator>
  </office:meta>
</office:document-meta>
</file>